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P4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8pt" style:font-size-asian="18pt" style:font-size-complex="18pt"/>
    </style:style>
    <style:style style:name="P6" style:family="paragraph" style:parent-style-name="Text_20_body">
      <style:paragraph-properties fo:margin-left="1.482cm" fo:margin-right="0cm" fo:text-indent="-0.741cm" style:auto-text-indent="false"/>
      <style:text-properties fo:font-size="18pt" style:font-size-asian="18pt" style:font-size-complex="18pt"/>
    </style:style>
    <style:style style:name="P7" style:family="paragraph" style:parent-style-name="Text_20_body">
      <style:paragraph-properties fo:margin-left="1.482cm" fo:margin-right="0cm" fo:text-indent="-0.741cm" style:auto-text-indent="false"/>
      <style:text-properties fo:font-size="15pt" style:font-size-asian="15pt" style:font-size-complex="15pt"/>
    </style:style>
    <style:style style:name="P8" style:family="paragraph" style:parent-style-name="Text_20_body">
      <style:paragraph-properties fo:margin-left="0cm" fo:margin-right="0cm" fo:text-indent="0.714cm" style:auto-text-indent="false"/>
      <style:text-properties fo:font-size="15pt" style:font-size-asian="15pt" style:font-size-complex="15pt"/>
    </style:style>
    <style:style style:name="P9" style:family="paragraph" style:parent-style-name="Heading_20_1">
      <style:text-properties fo:font-size="16pt" style:font-size-asian="16pt" style:font-size-complex="16pt"/>
    </style:style>
    <style:style style:name="P10" style:family="paragraph" style:parent-style-name="Heading_20_1">
      <style:text-properties fo:font-size="18pt" style:font-size-asian="18pt" style:font-size-complex="18pt"/>
    </style:style>
    <style:style style:name="P11" style:family="paragraph" style:parent-style-name="Table_20_Contents">
      <style:text-properties fo:font-size="18.25pt" officeooo:rsid="0008332b" officeooo:paragraph-rsid="0008332b" style:font-size-asian="16pt" style:font-size-complex="18.25pt"/>
    </style:style>
    <style:style style:name="P12" style:family="paragraph" style:parent-style-name="Heading_20_2">
      <style:text-properties fo:font-size="18pt" style:font-size-asian="18pt" style:font-size-complex="18pt"/>
    </style:style>
    <style:style style:name="P13" style:family="paragraph" style:parent-style-name="Heading_20_2">
      <style:text-properties fo:font-size="15pt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-asian="宋体1" style:font-size-asian="16pt" style:font-weight-asian="bold"/>
    </style:style>
    <style:style style:name="T7" style:family="text">
      <style:text-properties fo:font-size="22pt" fo:font-weight="bold"/>
    </style:style>
    <style:style style:name="T8" style:family="text">
      <style:text-properties fo:font-weight="bold"/>
    </style:style>
    <style:style style:name="T9" style:family="text">
      <style:text-properties style:font-name="Calibri"/>
    </style:style>
    <style:style style:name="T10" style:family="text">
      <style:text-properties style:font-name="Calibri" fo:font-size="10.5pt"/>
    </style:style>
    <style:style style:name="T11" style:family="text">
      <style:text-properties fo:font-size="10.5pt"/>
    </style:style>
    <style:style style:name="T12" style:family="text">
      <style:text-properties style:font-name="Cambria" fo:font-size="16pt" fo:font-weight="bold"/>
    </style:style>
    <style:style style:name="T13" style:family="text">
      <style:text-properties style:font-name="Cambria" fo:font-weight="bold"/>
    </style:style>
    <style:style style:name="T14" style:family="text">
      <style:text-properties fo:font-size="16pt" fo:font-weight="bold"/>
    </style:style>
    <style:style style:name="T15" style:family="text">
      <style:text-properties style:font-name="Wingdings"/>
    </style:style>
    <style:style style:name="T16" style:family="text">
      <style:text-properties style:font-name="Wingdings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8">2.Tomcat</text:span><text:span text:style-name="T5">请求响应</text:span></text:h>
      <text:p text:style-name="P4"><text:span text:style-name="T9">Web</text:span><text:span text:style-name="T1">服务器收到客户端的</text:span><text:span text:style-name="T9">http</text:span><text:span text:style-name="T1">请求，会针对</text:span><text:span text:style-name="T5">每一次</text:span><text:span text:style-name="T1">请求，分别创建一个用于代表请求的</text:span><text:span text:style-name="T9">request</text:span><text:span text:style-name="T1">对象、和代表响应的</text:span><text:span text:style-name="T9">response</text:span><text:span text:style-name="T1">对象</text:span><text:span text:style-name="T9">request</text:span><text:span text:style-name="T1">和</text:span><text:span text:style-name="T9">response</text:span><text:span text:style-name="T1">对象即然代表请求和响应，那我们要获取客户机提交过来的数据，只需要找</text:span><text:span text:style-name="T9">request</text:span><text:span text:style-name="T1">对象就行了。要向客户机输出数据，只需要找</text:span><text:span text:style-name="T9">response</text:span><text:span text:style-name="T1">对象就行了</text:span></text:p>
      <text:h text:style-name="P10" text:outline-level="1"><text:span text:style-name="T8">3.HttpServletRequest</text:span><text:span text:style-name="T5">基本功能</text:span></text:h>
      <text:p text:style-name="P2"/>
      <text:h text:style-name="P12" text:outline-level="2"><text:span text:style-name="T8">1</text:span><text:span text:style-name="T5">　</text:span><text:span text:style-name="T13">HttpServletRequest</text:span><text:span text:style-name="T5">的功能</text:span></text:h>
      <text:p text:style-name="P5">HttpServletRequest<text:span text:style-name="T1">在</text:span><text:span text:style-name="T9">JavaWeb</text:span><text:span text:style-name="T1">中非常重要的一个类。它是</text:span><text:span text:style-name="T9">Servlet</text:span><text:span text:style-name="T1">的</text:span><text:span text:style-name="T9">service()</text:span><text:span text:style-name="T1">方法的参数之一！所以你必须必须要掌握它！</text:span></text:p>
      <text:p text:style-name="P5">request<text:span text:style-name="T1">的功能可以分为以下几种：</text:span></text:p>
      <text:p text:style-name="P6"><text:span text:style-name="T15">l</text:span><text:span text:style-name="T1">封装了请求头数据；</text:span></text:p>
      <text:p text:style-name="P6"><text:span text:style-name="T15">l</text:span><text:span text:style-name="T1">封装了请求正文数据，如果是</text:span>GET<text:span text:style-name="T1">请求，那么就没有正文；</text:span></text:p>
      <text:p text:style-name="P6"><text:span text:style-name="T15">l</text:span>request<text:span text:style-name="T1">是一个域对象，可以把它当成</text:span><text:span text:style-name="T9">Map</text:span><text:span text:style-name="T1">来添加获取数据；</text:span></text:p>
      <text:p text:style-name="P6"><text:span text:style-name="T15">l</text:span><text:span text:style-name="T1">做请求的转发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2"><text:soft-page-break/><text:span text:style-name="T8">2</text:span><text:span text:style-name="T5">　</text:span><text:span text:style-name="T13">request</text:span><text:span text:style-name="T5">获取请求头数据</text:span></text:h>
      <text:p text:style-name="P8">String value = request.getHeader(“<text:span text:style-name="T1">请求头名称</text:span>”);</text:p>
      <text:p text:style-name="P8">request<text:span text:style-name="T1">对象可以用来获取请求头数据，当然，这些请求数据都是</text:span><text:span text:style-name="T9">Tomcat</text:span><text:span text:style-name="T1">封装到</text:span><text:span text:style-name="T9">request</text:span><text:span text:style-name="T1">中去的。我们在</text:span><text:span text:style-name="T9">service()</text:span><text:span text:style-name="T1">方法中可以直接来获取！</text:span></text:p>
      <text:p text:style-name="P8">request<text:span text:style-name="T1">与请求头相关的方法有：</text:span></text:p>
      <text:p text:style-name="P7"><text:span text:style-name="T15">l</text:span>String getHeader(String name)<text:span text:style-name="T1">：获取指定名称的请求头；</text:span></text:p>
      <text:p text:style-name="P7"><text:span text:style-name="T15">l</text:span>Enumeration getHeaderNames()<text:span text:style-name="T1">：获取所有请求头名称；</text:span></text:p>
      <text:p text:style-name="P3">int getIntHeader(String name)<text:span text:style-name="T1">：获取值为</text:span><text:span text:style-name="T9">int</text:span><text:span text:style-name="T1">类型的请求头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//根据头信息的key获得值</text:p>
            <text:p text:style-name="P11"><text:tab/><text:tab/>String headval=request.getHeader("Host");</text:p>
            <text:p text:style-name="P11"><text:tab/><text:tab/>System.out.println("Host:"+headval);</text:p>
            <text:p text:style-name="P11"><text:tab/><text:tab/>//获得所有头信息的name</text:p>
            <text:p text:style-name="P11"><text:tab/><text:tab/>Enumeration&lt;String&gt; headname=request.getHeaderNames();</text:p>
            <text:p text:style-name="P11"><text:tab/> <text:s text:c="5"/>while(headname.hasMoreElements()){</text:p>
            <text:p text:style-name="P11"><text:tab/> <text:s text:c="3"/><text:tab/> <text:s/>String name=headname.nextElement();</text:p>
            <text:p text:style-name="P11"><text:tab/> <text:s text:c="3"/><text:tab/> <text:s/>System.out.println(name+":"+request.getHeader(name));</text:p>
            <text:p text:style-name="P11"><text:tab/> <text:s text:c="5"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6S</meta:editing-duration>
    <meta:editing-cycles>6</meta:editing-cycles>
    <meta:generator>LibreOffice/5.3.0.3$Windows_X86_64 LibreOffice_project/7074905676c47b82bbcfbea1aeefc84afe1c50e1</meta:generator>
    <dc:date>2018-03-12T09:34:40.414000000</dc:date>
    <meta:document-statistic meta:table-count="1" meta:image-count="0" meta:object-count="0" meta:page-count="2" meta:paragraph-count="26" meta:word-count="399" meta:character-count="982" meta:non-whitespace-character-count="931"/>
    <meta:user-defined meta:name="Info 1"/>
    <meta:user-defined meta:name="Info 2"/>
    <meta:user-defined meta:name="Info 3"/>
    <meta:user-defined meta:name="Info 4"/>
  </office:meta>
</office:document-meta>
</file>